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f88" officeooo:paragraph-rsid="00155f88"/>
    </style:style>
    <style:style style:name="P2" style:family="paragraph" style:parent-style-name="Standard">
      <style:text-properties fo:font-size="16pt" officeooo:rsid="00155f88" officeooo:paragraph-rsid="00155f88" style:font-size-asian="16pt" style:font-size-complex="16pt"/>
    </style:style>
    <style:style style:name="P3" style:family="paragraph" style:parent-style-name="Standard">
      <style:text-properties fo:font-size="16pt" officeooo:rsid="001609f6" officeooo:paragraph-rsid="001609f6" style:font-size-asian="16pt" style:font-size-complex="16pt"/>
    </style:style>
    <style:style style:name="P4" style:family="paragraph" style:parent-style-name="Standard">
      <style:text-properties fo:font-size="16pt" officeooo:rsid="001609f6" officeooo:paragraph-rsid="0016a565" style:font-size-asian="16pt" style:font-size-complex="16pt"/>
    </style:style>
    <style:style style:name="P5" style:family="paragraph" style:parent-style-name="Standard">
      <style:text-properties fo:font-size="16pt" officeooo:rsid="0016a565" officeooo:paragraph-rsid="0016a565" style:font-size-asian="16pt" style:font-size-complex="16pt"/>
    </style:style>
    <style:style style:name="P6" style:family="paragraph" style:parent-style-name="Standard">
      <style:text-properties fo:font-size="16pt" style:text-underline-style="solid" style:text-underline-width="auto" style:text-underline-color="font-color" fo:font-weight="bold" officeooo:rsid="001609f6" officeooo:paragraph-rsid="001609f6" style:font-size-asian="16pt" style:font-weight-asian="bold" style:font-size-complex="16pt" style:font-weight-complex="bold"/>
    </style:style>
    <style:style style:name="P7" style:family="paragraph" style:parent-style-name="Standard">
      <style:text-properties fo:font-size="16pt" fo:font-weight="bold" officeooo:rsid="0016a565" officeooo:paragraph-rsid="0016a565" style:font-size-asian="16pt" style:font-weight-asian="bold" style:font-size-complex="16pt" style:font-weight-complex="bold"/>
    </style:style>
    <style:style style:name="P8" style:family="paragraph" style:parent-style-name="Standard">
      <style:text-properties fo:font-size="16pt" fo:font-weight="bold" officeooo:rsid="001609f6" officeooo:paragraph-rsid="001609f6" style:font-size-asian="16pt" style:font-weight-asian="bold" style:font-size-complex="16pt" style:font-weight-complex="bold"/>
    </style:style>
    <style:style style:name="P9" style:family="paragraph" style:parent-style-name="Standard">
      <style:text-properties fo:font-size="16pt" fo:font-weight="bold" officeooo:rsid="001786ec" officeooo:paragraph-rsid="001786ec" style:font-size-asian="16pt" style:font-weight-asian="bold" style:font-size-complex="16pt" style:font-weight-complex="bold"/>
    </style:style>
    <style:style style:name="P10" style:family="paragraph" style:parent-style-name="Standard">
      <style:text-properties style:text-underline-style="solid" style:text-underline-width="auto" style:text-underline-color="font-color" fo:font-weight="bold" officeooo:rsid="00155f88" officeooo:paragraph-rsid="00155f88" style:font-weight-asian="bold" style:font-weight-complex="bold"/>
    </style:style>
    <style:style style:name="P11" style:family="paragraph" style:parent-style-name="Standard">
      <style:text-properties fo:font-size="16pt" fo:font-weight="bold" officeooo:rsid="001609f6" officeooo:paragraph-rsid="001609f6"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6a565"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officeooo:rsid="0016a5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cket Programming :</text:p>
      <text:p text:style-name="P1"/>
      <text:p text:style-name="P3">Socket programming is a way of connecting two nodes on a network to communicate with each other. Server forms the listener socket with particular port and IP and while client reaches out to the server.</text:p>
      <text:p text:style-name="P3"/>
      <text:p text:style-name="P3">Socket creation:<text:tab/><text:tab/><text:tab/> <text:s text:c="2"/>domain<text:tab/> type<text:tab/> <text:s text:c="2"/>protocol</text:p>
      <text:p text:style-name="P3"/>
      <text:p text:style-name="P6">int server_socketfd = socket(AF_INET,SOCK_STREAM,0);</text:p>
      <text:p text:style-name="P3"/>
      <text:p text:style-name="P3">Create a new socket of type TYPE in domain DOMAIN, using protocol PROTOCOL. <text:s/>If PROTOCOL is 0, one is chosen automatically. Dummy protocol for TCP. </text:p>
      <text:p text:style-name="P3"/>
      <text:p text:style-name="P3"><text:span text:style-name="T1">Returns </text:span>a file descriptor for the new socket, or -1 for errors.</text:p>
      <text:p text:style-name="P3"/>
      <text:p text:style-name="P3"><text:span text:style-name="T4">domain</text:span> : communication domain like AF_INET for IPv4, AF_INET6 for IPv6</text:p>
      <text:p text:style-name="P3"><text:span text:style-name="T3">sockfd </text:span>: file descriptor</text:p>
      <text:p text:style-name="P3"><text:span text:style-name="T3">type</text:span> : SOCK_STREAM</text:p>
      <text:p text:style-name="P3"/>
      <text:p text:style-name="P3">Sockets <text:s/>of <text:s/>type <text:s/>SOCK_STREAM <text:s/>are full-duplex byte streams. A stream socket must be in connected state before any data may be sent or received on it. <text:s/>A connection to another socket is created with <text:s/>a <text:s/>connect call.Once <text:s/>connected, <text:s/>data may be transferred using read and write calls. When a session has been completed a with close call. </text:p>
      <text:p text:style-name="P3"/>
      <text:p text:style-name="P3"><text:span text:style-name="T3">Return</text:span> value =&gt; -1 for error. </text:p>
      <text:p text:style-name="P3"/>
      <text:p text:style-name="P6">IPv4 Socket Address Structure</text:p>
      <text:p text:style-name="P6"/>
      <text:p text:style-name="P3">An IPv4 socket address structure, commonly called an "Internet socket address structure," is named sockaddr_in and is defined by including the &lt;netinet/in.h&gt; header.</text:p>
      <text:p text:style-name="P3"/>
      <text:p text:style-name="P3"/>
      <text:p text:style-name="P3"/>
      <text:p text:style-name="P3"/>
      <text:p text:style-name="P3"/>
      <text:p text:style-name="P3"/>
      <text:p text:style-name="P3"><text:soft-page-break/>struct sockaddr_in </text:p>
      <text:p text:style-name="P3">{</text:p>
      <text:p text:style-name="P3"><text:s text:c="2"/>uint8_t <text:s text:c="8"/>sin_len; <text:s text:c="5"/><text:tab/><text:tab/>/* length of structure (16) */</text:p>
      <text:p text:style-name="P3"><text:s text:c="2"/>sa_family_t <text:s text:c="4"/>sin_family; <text:s/><text:tab/> /* AF_INET */</text:p>
      <text:p text:style-name="P3"><text:s text:c="2"/>in_port_t <text:s text:c="6"/>sin_port; <text:s text:c="3"/><text:tab/><text:tab/> /* 16-bit TCP or UDP port number */</text:p>
      <text:p text:style-name="P3"><text:s text:c="31"/><text:tab/><text:tab/><text:tab/> /* network byte ordered */</text:p>
      <text:p text:style-name="P3"><text:s text:c="2"/>struct in_addr <text:s/>sin_addr; <text:s text:c="4"/><text:tab/>/* 32-bit IPv4 address */</text:p>
      <text:p text:style-name="P3"><text:s text:c="32"/><text:tab/><text:tab/><text:tab/>/* network byte ordered */</text:p>
      <text:p text:style-name="P3"><text:s text:c="2"/>char <text:s text:c="11"/>sin_zero[8]; <text:tab/><text:tab/> /* unused */</text:p>
      <text:p text:style-name="P3">};</text:p>
      <text:p text:style-name="P3"/>
      <text:p text:style-name="P3">typedef uint32_t in_addr_t;</text:p>
      <text:p text:style-name="P3">struct in_addr {</text:p>
      <text:p text:style-name="P3"><text:s text:c="2"/>in_addr_t <text:s text:c="2"/>s_addr; <text:s text:c="9"/><text:tab/><text:tab/> /* 32-bit IPv4 address */</text:p>
      <text:p text:style-name="P3"><text:s text:c="32"/><text:tab/><text:tab/><text:tab/>/* network byte ordered */</text:p>
      <text:p text:style-name="P3">};</text:p>
      <text:p text:style-name="P3"/>
      <text:p text:style-name="P3"/>
      <text:p text:style-name="P3">The <text:span text:style-name="T3">inet_addr()</text:span> function converts the Internet host address c from IPv4 numbers-and-dots notation into binary data in network byte order <text:span text:style-name="T5">which is big endian</text:span>.</text:p>
      <text:p text:style-name="P3"/>
      <text:p text:style-name="P4"><text:tab/><text:span text:style-name="T2">struct sockaddr_in server_address;</text:span></text:p>
      <text:p text:style-name="P5"><text:tab/><text:span text:style-name="T1">server_address.sin_family=AF_INET;</text:span></text:p>
      <text:p text:style-name="P7"><text:tab/>server_address.sin_addr.s_addr=inet_addr("127.0.0.1");</text:p>
      <text:p text:style-name="P7"><text:tab/>server_address.sin_port=atoi(argv[1]);</text:p>
      <text:p text:style-name="P7"><text:tab/>server_len=sizeof(server_address);</text:p>
      <text:p text:style-name="P3"/>
      <text:p text:style-name="P3"/>
      <text:p text:style-name="P3">The socket functions that pass a socket address structure from the process to the kernel =&gt; bind, connect</text:p>
      <text:p text:style-name="P3">The socket functions that pass a socket address structure from the kernel to the process <text:s/>=&gt; accept</text:p>
      <text:p text:style-name="P3"/>
      <text:p text:style-name="P7">Bind:</text:p>
      <text:p text:style-name="P3">When a socket is created with socket,it exists in a name space (address family) but has no address assigned to it.</text:p>
      <text:p text:style-name="P3">It is normally necessary to assign a local address using bind().</text:p>
      <text:p text:style-name="P3"/>
      <text:p text:style-name="P8"><text:soft-page-break/>int bind(server_socketfd,(struct sockaddr*)&amp;server_address,server_len);</text:p>
      <text:p text:style-name="P8"/>
      <text:p text:style-name="P3">return value : -1 for error</text:p>
      <text:p text:style-name="P3"><text:tab/><text:tab/> <text:s text:c="2"/>0 for success</text:p>
      <text:p text:style-name="P3"/>
      <text:p text:style-name="P3">The <text:s/>connect() <text:s/>system <text:s/>call <text:s/>connects <text:s/>the <text:s/>socket referred to by the file descriptor sockfd to the address specified by addr.</text:p>
      <text:p text:style-name="P3">=&gt;connect your socket to server socket.</text:p>
      <text:p text:style-name="P3"/>
      <text:p text:style-name="P8">struct sockaddr_in address;</text:p>
      <text:p text:style-name="P8">address.sin_family=AF_INET;<text:tab/><text:tab/><text:tab/> <text:s text:c="3"/><text:tab/><text:tab/></text:p>
      <text:p text:style-name="P8">address.sin_addr.s_addr=inet_addr("127.0.0.1");</text:p>
      <text:p text:style-name="P8">address.sin_port=atoi(argv[1]);</text:p>
      <text:p text:style-name="P8">len=sizeof(address);</text:p>
      <text:p text:style-name="P8"/>
      <text:p text:style-name="P8">connect(socketfd,(struct sockaddr *)&amp;address,len);</text:p>
      <text:p text:style-name="P8"/>
      <text:p text:style-name="P3"><text:tab/></text:p>
      <text:p text:style-name="P3"><text:tab/></text:p>
      <text:p text:style-name="P8">client_socketfd=accept(server_socketfd,(struct sockaddr *)&amp;client_address,&amp;client_len);</text:p>
      <text:p text:style-name="P8"/>
      <text:p text:style-name="P8">int accept(int sockfd, struct sockaddr *addr, socklen_t *addrlen);</text:p>
      <text:p text:style-name="P3"/>
      <text:p text:style-name="P3"/>
      <text:p text:style-name="P3"/>
      <text:p text:style-name="P3">The <text:s/>argument <text:s/>addr is a pointer to a sockaddr structure. <text:s/>This structure is filled in with the address of the peer socket </text:p>
      <text:p text:style-name="P3"/>
      <text:p text:style-name="P3"><text:tab/></text:p>
      <text:p text:style-name="P3"><text:tab/></text:p>
      <text:p text:style-name="P9">printf("Server connected with client %d with IP address is: %s and port %d\n",i, inet_ntoa(client_address.sin_addr), ntohs(client_address.sin_port));</text:p>
      <text:p text:style-name="P3"/>
      <text:p text:style-name="P3">The inet_ntoa() function converts the Internet host address in, given in network byte order, to a string in IPv4 dotted-decimal notation. </text:p>
      <text:p text:style-name="P3"/>
      <text:p text:style-name="P3"><text:soft-page-break/>The htons() function converts the unsigned short integer hostshort from host byte order to network byte order.</text:p>
      <text:p text:style-name="P3">The ntohs() function converts the unsigned short integer netshort from network byte order to host byte order.</text:p>
      <text:p text:style-name="P3"/>
      <text:p text:style-name="P3"/>
      <text:p text:style-name="P3">It has to do with the order in which bytes are stored in memory. The decimal number 5001 is 0x1389 in hexadecimal, </text:p>
      <text:p text:style-name="P3"/>
      <text:p text:style-name="P3">so the bytes involved are 0x13 and 0x89. Many devices store numbers in little-endian format, meaning that the least significant byte comes first. So in this particular example it means that in memory the number 5001 will be stored as</text:p>
      <text:p text:style-name="P3"/>
      <text:p text:style-name="P3">0x89 0x13</text:p>
      <text:p text:style-name="P3"/>
      <text:p text:style-name="P3">The htons() function makes sure that numbers are stored in memory in network byte order, which is with the most significant byte first. It will therefore swap the bytes making up the number so that in memory the bytes will be stored in the order</text:p>
      <text:p text:style-name="P3"/>
      <text:p text:style-name="P3">0x13 0x89</text:p>
      <text:p text:style-name="P3"/>
      <text:p text:style-name="P3"/>
      <text:p text:style-name="P3"/>
      <text:p text:style-name="P3"/>
      <text:p text:style-name="P3"/>
      <text:p text:style-name="P3"/>
      <text:p text:style-name="P3"/>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55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3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22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cm" fo:margin-right="0cm" fo:margin-top="0.55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cm" fo:margin-right="0cm" fo:margin-top="0.43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cm" fo:margin-right="0cm" fo:margin-top="0.3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cm" fo:margin-right="0cm" fo:margin-top="0.22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7e_LT_7e_Gliederung_20_1" style:display-name="Title and Content__~LT~Gliederung 1" style:family="paragraph" style:default-outline-level="">
      <style:paragraph-properties fo:margin-left="0cm" fo:margin-right="0cm" fo:margin-top="0.55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7e_LT_7e_Gliederung_20_2" style:display-name="Title and Content__~LT~Gliederung 2" style:family="paragraph" style:parent-style-name="Title_20_and_20_Content_5f__5f__7e_LT_7e_Gliederung_20_1" style:default-outline-level="">
      <style:paragraph-properties fo:margin-left="0cm" fo:margin-right="0cm" fo:margin-top="0.43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5f__5f__7e_LT_7e_Gliederung_20_3" style:display-name="Title and Content__~LT~Gliederung 3" style:family="paragraph" style:parent-style-name="Title_20_and_20_Content_5f__5f__7e_LT_7e_Gliederung_20_2" style:default-outline-level="">
      <style:paragraph-properties fo:margin-left="0cm" fo:margin-right="0cm" fo:margin-top="0.3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5f__5f__7e_LT_7e_Gliederung_20_4" style:display-name="Title and Content__~LT~Gliederung 4" style:family="paragraph" style:parent-style-name="Title_20_and_20_Content_5f__5f__7e_LT_7e_Gliederung_20_3" style:default-outline-level="">
      <style:paragraph-properties fo:margin-left="0cm" fo:margin-right="0cm" fo:margin-top="0.22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5f__7e_LT_7e_Gliederung_20_5" style:display-name="Title and Content__~LT~Gliederung 5" style:family="paragraph" style:parent-style-name="Title_20_and_20_Content_5f__5f__7e_LT_7e_Gliederung_20_4"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7e_LT_7e_Gliederung_20_6" style:display-name="Title and Content__~LT~Gliederung 6" style:family="paragraph" style:parent-style-name="Title_20_and_20_Content_5f__5f__7e_LT_7e_Gliederung_20_5"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7e_LT_7e_Gliederung_20_7" style:display-name="Title and Content__~LT~Gliederung 7" style:family="paragraph" style:parent-style-name="Title_20_and_20_Content_5f__5f__7e_LT_7e_Gliederung_20_6"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7e_LT_7e_Gliederung_20_8" style:display-name="Title and Content__~LT~Gliederung 8" style:family="paragraph" style:parent-style-name="Title_20_and_20_Content_5f__5f__7e_LT_7e_Gliederung_20_7"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7e_LT_7e_Gliederung_20_9" style:display-name="Title and Content__~LT~Gliederung 9" style:family="paragraph" style:parent-style-name="Title_20_and_20_Content_5f__5f__7e_LT_7e_Gliederung_20_8"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7e_LT_7e_Titel" style:display-name="Title and Content_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7e_LT_7e_Untertitel" style:display-name="Title and Content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7e_LT_7e_Notizen" style:display-name="Title and Content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7e_LT_7e_Hintergrundobjekte" style:display-name="Title and Content_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7e_LT_7e_Hintergrund" style:display-name="Title and Content_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5f__7e_LT_7e_Gliederung_20_1" style:display-name="Title and Content___~LT~Gliederung 1" style:family="paragraph" style:default-outline-level="">
      <style:paragraph-properties fo:margin-left="0cm" fo:margin-right="0cm" fo:margin-top="0.55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7e_LT_7e_Gliederung_20_2" style:display-name="Title and Content___~LT~Gliederung 2" style:family="paragraph" style:parent-style-name="Title_20_and_20_Content_5f__5f__5f__7e_LT_7e_Gliederung_20_1" style:default-outline-level="">
      <style:paragraph-properties fo:margin-left="0cm" fo:margin-right="0cm" fo:margin-top="0.43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5f__5f__5f__7e_LT_7e_Gliederung_20_3" style:display-name="Title and Content___~LT~Gliederung 3" style:family="paragraph" style:parent-style-name="Title_20_and_20_Content_5f__5f__5f__7e_LT_7e_Gliederung_20_2" style:default-outline-level="">
      <style:paragraph-properties fo:margin-left="0cm" fo:margin-right="0cm" fo:margin-top="0.3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5f__5f__5f__7e_LT_7e_Gliederung_20_4" style:display-name="Title and Content___~LT~Gliederung 4" style:family="paragraph" style:parent-style-name="Title_20_and_20_Content_5f__5f__5f__7e_LT_7e_Gliederung_20_3" style:default-outline-level="">
      <style:paragraph-properties fo:margin-left="0cm" fo:margin-right="0cm" fo:margin-top="0.22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5f__5f__7e_LT_7e_Gliederung_20_5" style:display-name="Title and Content___~LT~Gliederung 5" style:family="paragraph" style:parent-style-name="Title_20_and_20_Content_5f__5f__5f__7e_LT_7e_Gliederung_20_4"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7e_LT_7e_Gliederung_20_6" style:display-name="Title and Content___~LT~Gliederung 6" style:family="paragraph" style:parent-style-name="Title_20_and_20_Content_5f__5f__5f__7e_LT_7e_Gliederung_20_5"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7e_LT_7e_Gliederung_20_7" style:display-name="Title and Content___~LT~Gliederung 7" style:family="paragraph" style:parent-style-name="Title_20_and_20_Content_5f__5f__5f__7e_LT_7e_Gliederung_20_6"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7e_LT_7e_Gliederung_20_8" style:display-name="Title and Content___~LT~Gliederung 8" style:family="paragraph" style:parent-style-name="Title_20_and_20_Content_5f__5f__5f__7e_LT_7e_Gliederung_20_7"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7e_LT_7e_Gliederung_20_9" style:display-name="Title and Content___~LT~Gliederung 9" style:family="paragraph" style:parent-style-name="Title_20_and_20_Content_5f__5f__5f__7e_LT_7e_Gliederung_20_8"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7e_LT_7e_Titel" style:display-name="Title and Content__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7e_LT_7e_Untertitel" style:display-name="Title and Content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7e_LT_7e_Notizen" style:display-name="Title and Content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7e_LT_7e_Hintergrundobjekte" style:display-name="Title and Content__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5f__7e_LT_7e_Hintergrund" style:display-name="Title and Content__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5f__5f__7e_LT_7e_Gliederung_20_1" style:display-name="Title and Content____~LT~Gliederung 1" style:family="paragraph" style:default-outline-level="">
      <style:paragraph-properties fo:margin-left="0cm" fo:margin-right="0cm" fo:margin-top="0.55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7e_LT_7e_Gliederung_20_2" style:display-name="Title and Content____~LT~Gliederung 2" style:family="paragraph" style:parent-style-name="Title_20_and_20_Content_5f__5f__5f__5f__7e_LT_7e_Gliederung_20_1" style:default-outline-level="">
      <style:paragraph-properties fo:margin-left="0cm" fo:margin-right="0cm" fo:margin-top="0.43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5f__5f__5f__5f__7e_LT_7e_Gliederung_20_3" style:display-name="Title and Content____~LT~Gliederung 3" style:family="paragraph" style:parent-style-name="Title_20_and_20_Content_5f__5f__5f__5f__7e_LT_7e_Gliederung_20_2" style:default-outline-level="">
      <style:paragraph-properties fo:margin-left="0cm" fo:margin-right="0cm" fo:margin-top="0.3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5f__5f__5f__5f__7e_LT_7e_Gliederung_20_4" style:display-name="Title and Content____~LT~Gliederung 4" style:family="paragraph" style:parent-style-name="Title_20_and_20_Content_5f__5f__5f__5f__7e_LT_7e_Gliederung_20_3" style:default-outline-level="">
      <style:paragraph-properties fo:margin-left="0cm" fo:margin-right="0cm" fo:margin-top="0.22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5f__5f__5f__7e_LT_7e_Gliederung_20_5" style:display-name="Title and Content____~LT~Gliederung 5" style:family="paragraph" style:parent-style-name="Title_20_and_20_Content_5f__5f__5f__5f__7e_LT_7e_Gliederung_20_4"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7e_LT_7e_Gliederung_20_6" style:display-name="Title and Content____~LT~Gliederung 6" style:family="paragraph" style:parent-style-name="Title_20_and_20_Content_5f__5f__5f__5f__7e_LT_7e_Gliederung_20_5"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7e_LT_7e_Gliederung_20_7" style:display-name="Title and Content____~LT~Gliederung 7" style:family="paragraph" style:parent-style-name="Title_20_and_20_Content_5f__5f__5f__5f__7e_LT_7e_Gliederung_20_6"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7e_LT_7e_Gliederung_20_8" style:display-name="Title and Content____~LT~Gliederung 8" style:family="paragraph" style:parent-style-name="Title_20_and_20_Content_5f__5f__5f__5f__7e_LT_7e_Gliederung_20_7"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7e_LT_7e_Gliederung_20_9" style:display-name="Title and Content____~LT~Gliederung 9" style:family="paragraph" style:parent-style-name="Title_20_and_20_Content_5f__5f__5f__5f__7e_LT_7e_Gliederung_20_8"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7e_LT_7e_Titel" style:display-name="Title and Content___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7e_LT_7e_Untertitel" style:display-name="Title and Content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7e_LT_7e_Notizen" style:display-name="Title and Content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7e_LT_7e_Hintergrundobjekte" style:display-name="Title and Content___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5f__5f__7e_LT_7e_Hintergrund" style:display-name="Title and Content___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5f__5f__5f__7e_LT_7e_Gliederung_20_1" style:display-name="Title and Content_____~LT~Gliederung 1" style:family="paragraph" style:default-outline-level="">
      <style:paragraph-properties fo:margin-left="0cm" fo:margin-right="0cm" fo:margin-top="0.55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5f__7e_LT_7e_Gliederung_20_2" style:display-name="Title and Content_____~LT~Gliederung 2" style:family="paragraph" style:parent-style-name="Title_20_and_20_Content_5f__5f__5f__5f__5f__7e_LT_7e_Gliederung_20_1" style:default-outline-level="">
      <style:paragraph-properties fo:margin-left="0cm" fo:margin-right="0cm" fo:margin-top="0.43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5f__5f__5f__5f__5f__7e_LT_7e_Gliederung_20_3" style:display-name="Title and Content_____~LT~Gliederung 3" style:family="paragraph" style:parent-style-name="Title_20_and_20_Content_5f__5f__5f__5f__5f__7e_LT_7e_Gliederung_20_2" style:default-outline-level="">
      <style:paragraph-properties fo:margin-left="0cm" fo:margin-right="0cm" fo:margin-top="0.3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5f__5f__5f__5f__5f__7e_LT_7e_Gliederung_20_4" style:display-name="Title and Content_____~LT~Gliederung 4" style:family="paragraph" style:parent-style-name="Title_20_and_20_Content_5f__5f__5f__5f__5f__7e_LT_7e_Gliederung_20_3" style:default-outline-level="">
      <style:paragraph-properties fo:margin-left="0cm" fo:margin-right="0cm" fo:margin-top="0.22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5f__5f__5f__5f__7e_LT_7e_Gliederung_20_5" style:display-name="Title and Content_____~LT~Gliederung 5" style:family="paragraph" style:parent-style-name="Title_20_and_20_Content_5f__5f__5f__5f__5f__7e_LT_7e_Gliederung_20_4"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5f__7e_LT_7e_Gliederung_20_6" style:display-name="Title and Content_____~LT~Gliederung 6" style:family="paragraph" style:parent-style-name="Title_20_and_20_Content_5f__5f__5f__5f__5f__7e_LT_7e_Gliederung_20_5"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5f__7e_LT_7e_Gliederung_20_7" style:display-name="Title and Content_____~LT~Gliederung 7" style:family="paragraph" style:parent-style-name="Title_20_and_20_Content_5f__5f__5f__5f__5f__7e_LT_7e_Gliederung_20_6"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5f__7e_LT_7e_Gliederung_20_8" style:display-name="Title and Content_____~LT~Gliederung 8" style:family="paragraph" style:parent-style-name="Title_20_and_20_Content_5f__5f__5f__5f__5f__7e_LT_7e_Gliederung_20_7"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5f__7e_LT_7e_Gliederung_20_9" style:display-name="Title and Content_____~LT~Gliederung 9" style:family="paragraph" style:parent-style-name="Title_20_and_20_Content_5f__5f__5f__5f__5f__7e_LT_7e_Gliederung_20_8" style:default-outline-level="">
      <style:paragraph-properties fo:margin-left="0cm" fo:margin-right="0cm" fo:margin-top="0.10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5f__5f__5f__5f__7e_LT_7e_Titel" style:display-name="Title and Content____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5f__7e_LT_7e_Untertitel" style:display-name="Title and Content___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5f__7e_LT_7e_Notizen" style:display-name="Title and Content____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5f__5f__5f__5f__7e_LT_7e_Hintergrundobjekte" style:display-name="Title and Content____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5f__5f__5f__5f__7e_LT_7e_Hintergrund" style:display-name="Title and Content____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2:35:53.138316146</meta:creation-date>
    <dc:date>2018-06-12T08:36:34.584212627</dc:date>
    <meta:editing-duration>PT11M10S</meta:editing-duration>
    <meta:editing-cycles>2</meta:editing-cycles>
    <meta:generator>LibreOffice/5.1.6.2$Linux_X86_64 LibreOffice_project/10m0$Build-2</meta:generator>
    <meta:document-statistic meta:table-count="0" meta:image-count="0" meta:object-count="0" meta:page-count="4" meta:paragraph-count="66" meta:word-count="622" meta:character-count="4431" meta:non-whitespace-character-count="3627"/>
  </office:meta>
</office:document-meta>
</file>